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63cm"/>
    </style:style>
    <style:style style:name="co4" style:family="table-column">
      <style:table-column-properties fo:break-before="auto" style:column-width="9.88cm"/>
    </style:style>
    <style:style style:name="co5" style:family="table-column">
      <style:table-column-properties fo:break-before="auto" style:column-width="8.886cm"/>
    </style:style>
    <style:style style:name="co6" style:family="table-column">
      <style:table-column-properties fo:break-before="auto" style:column-width="6.969cm"/>
    </style:style>
    <style:style style:name="ro7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3.597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Roman No9 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2">
          <table:table-cell table:style-name="ce1" office:value-type="string">
            <text:p>type (SPJ)</text:p>
          </table:table-cell>
          <table:table-cell table:style-name="ce1" office:value-type="string">
            <text:p>code [numeric] (C)</text:p>
          </table:table-cell>
          <table:table-cell table:style-name="ce1" office:value-type="string">
            <text:p>group (C)</text:p>
          </table:table-cell>
          <table:table-cell table:style-name="ce1" office:value-type="string">
            <text:p>class (Python)</text:p>
          </table:table-cell>
        </table:table-row>
        <table:table-row table:style-name="ro3">
          <table:table-cell office:value-type="string">
            <text:p>ABAP exception</text:p>
          </table:table-cell>
          <table:table-cell office:value-type="string">
            <text:p>RFC_ABAP_EXCEPTION [5]</text:p>
          </table:table-cell>
          <table:table-cell office:value-type="string">
            <text:p>ABAP_APPLICATION_FAILURE</text:p>
          </table:table-cell>
          <table:table-cell office:value-type="string">
            <text:p>ABAPApplicationError</text:p>
          </table:table-cell>
        </table:table-row>
        <table:table-row table:style-name="ro3">
          <table:table-cell office:value-type="string">
            <text:p>system failure</text:p>
          </table:table-cell>
          <table:table-cell office:value-type="string">
            <text:p>RFC_ABAP_RUNTIME_FAILURE [3]</text:p>
          </table:table-cell>
          <table:table-cell office:value-type="string">
            <text:p>ABAP_RUNTIME_FAILURE</text:p>
          </table:table-cell>
          <table:table-cell office:value-type="string">
            <text:p>ABAPRuntimeError</text:p>
          </table:table-cell>
        </table:table-row>
        <table:table-row table:style-name="ro3">
          <table:table-cell office:value-type="string">
            <text:p>ABAP message</text:p>
          </table:table-cell>
          <table:table-cell office:value-type="string">
            <text:p>RFC_ABAP_MESSAGE [4]</text:p>
          </table:table-cell>
          <table:table-cell office:value-type="string">
            <text:p>ABAP_RUNTIME_FAILURE</text:p>
          </table:table-cell>
          <table:table-cell office:value-type="string">
            <text:p>ABAPRuntimeError</text:p>
          </table:table-cell>
        </table:table-row>
        <table:table-row table:style-name="ro3">
          <table:table-cell office:value-type="string">
            <text:p>communication failure</text:p>
          </table:table-cell>
          <table:table-cell office:value-type="string">
            <text:p>RFC_COMMUNICATION_FAILURE [1]</text:p>
          </table:table-cell>
          <table:table-cell office:value-type="string">
            <text:p>COMMUNICATION_FAILURE</text:p>
          </table:table-cell>
          <table:table-cell office:value-type="string">
            <text:p>CommunicationError</text:p>
          </table:table-cell>
        </table:table-row>
        <table:table-row table:style-name="ro3">
          <table:table-cell office:value-type="string">
            <text:p>-</text:p>
          </table:table-cell>
          <table:table-cell office:value-type="string">
            <text:p>RFC_LOGON_FAILURE [2]</text:p>
          </table:table-cell>
          <table:table-cell office:value-type="string">
            <text:p>LOGON_FAILURE</text:p>
          </table:table-cell>
          <table:table-cell office:value-type="string">
            <text:p>LogonError</text:p>
          </table:table-cell>
        </table:table-row>
        <table:table-row table:style-name="ro7">
          <table:table-cell table:number-columns-repeated="4"/>
        </table:table-row>
        <table:table-row table:style-name="ro4" table:number-rows-repeated="2">
          <table:table-cell table:number-columns-repeated="4"/>
        </table:table-row>
        <table:table-row table:style-name="ro4">
          <table:table-cell office:value-type="string">
            <text:p>N (Numeric string)*</text:p>
          </table:table-cell>
          <table:table-cell office:value-type="string">
            <text:p>RFC_NUM</text:p>
          </table:table-cell>
          <table:table-cell office:value-type="string">
            <text:p>xsd:int if lenrth &lt;= 9</text:p>
            <text:p>xsd:long if length &gt; 9 and &lt;= 19</text:p>
            <text:p>xsd:string if length &gt; 19</text:p>
          </table:table-cell>
          <table:table-cell office:value-type="string">
            <text:p>Int32</text:p>
            <text:p>long</text:p>
            <text:p>String</text:p>
          </table:table-cell>
        </table:table-row>
        <table:table-row table:style-name="ro4">
          <table:table-cell office:value-type="string">
            <text:p>X (Byte)</text:p>
          </table:table-cell>
          <table:table-cell office:value-type="string">
            <text:p>RFC_BYTE</text:p>
          </table:table-cell>
          <table:table-cell office:value-type="string">
            <text:p>xsd:base64Binary</text:p>
          </table:table-cell>
          <table:table-cell office:value-type="string">
            <text:p>Byte[]</text:p>
          </table:table-cell>
        </table:table-row>
        <table:table-row table:style-name="ro5">
          <table:table-cell office:value-type="string">
            <text:p>STRING</text:p>
          </table:table-cell>
          <table:table-cell office:value-type="string">
            <text:p>RFC_STRING</text:p>
          </table:table-cell>
          <table:table-cell office:value-type="string">
            <text:p>xsd:string</text:p>
          </table:table-cell>
          <table:table-cell office:value-type="string">
            <text:p>String</text:p>
          </table:table-cell>
        </table:table-row>
        <table:table-row table:style-name="ro5">
          <table:table-cell office:value-type="string">
            <text:p>XSTRING</text:p>
          </table:table-cell>
          <table:table-cell office:value-type="string">
            <text:p>RFC_BYTE</text:p>
          </table:table-cell>
          <table:table-cell office:value-type="string">
            <text:p>xsd:base64Binary</text:p>
          </table:table-cell>
          <table:table-cell office:value-type="string">
            <text:p>Byte[]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7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jona </meta:initial-creator>
    <meta:creation-date>2012-10-02T09:59:21</meta:creation-date>
    <meta:generator>LibreOffice/3.5$Linux_X86_64 LibreOffice_project/350m1$Build-2</meta:generator>
    <dc:date>2012-10-04T14:17:57</dc:date>
    <dc:creator>kjona </dc:creator>
    <meta:editing-duration>P0D</meta:editing-duration>
    <meta:editing-cycles>1</meta:editing-cycles>
    <meta:document-statistic meta:table-count="3" meta:cell-count="40" meta:object-count="0"/>
  </office:meta>
</office:document-meta>
</file>